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" fo:font-size="16.5pt" fo:font-style="normal" fo:font-weight="bold"/>
    </style:style>
    <style:style style:name="P2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" fo:font-size="15pt" fo:font-style="normal" fo:font-weight="bold"/>
    </style:style>
    <style:style style:name="P3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" fo:font-size="12pt" fo:font-style="normal" fo:font-weight="bold"/>
    </style:style>
    <style:style style:name="P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5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7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8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bold" loext:padding="0cm" loext:border="none"/>
    </style:style>
    <style:style style:name="P10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11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2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13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15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6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17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8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19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0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21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2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23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4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25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6" style:family="paragraph" style:parent-style-name="Text_20_body" style:list-style-name="L1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27" style:family="paragraph" style:parent-style-name="Text_20_body" style:list-style-name="L1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8" style:family="paragraph" style:parent-style-name="Text_20_body" style:list-style-name="L1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29" style:family="paragraph" style:parent-style-name="Text_20_body" style:list-style-name="L1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0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31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2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33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34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5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36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7" style:family="paragraph" style:parent-style-name="Text_20_body" style:list-style-name="L1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38" style:family="paragraph" style:parent-style-name="Text_20_body" style:list-style-name="L1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9" style:family="paragraph" style:parent-style-name="Text_20_body" style:list-style-name="L1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40" style:family="paragraph" style:parent-style-name="Text_20_body" style:list-style-name="L1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1" style:family="paragraph" style:parent-style-name="Text_20_body" style:list-style-name="L1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42" style:family="paragraph" style:parent-style-name="Text_20_body" style:list-style-name="L2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43" style:family="paragraph" style:parent-style-name="Text_20_body" style:list-style-name="L2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44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" fo:font-size="12pt" fo:font-style="normal" fo:font-weight="bold"/>
    </style:style>
    <style:style style:name="P45" style:family="paragraph" style:parent-style-name="Text_20_body" style:list-style-name="L2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T1" style:family="text">
      <style:text-properties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color="#575b5f" loext:opacity="100%" fo:font-weight="bold" fo:background-color="transparent" loext:char-shading-value="0" loext:padding="0cm" loext:border="none"/>
    </style:style>
    <style:style style:name="T4" style:family="text">
      <style:text-properties fo:font-variant="normal" fo:text-transform="none" fo:color="#1b1c1d" loext:opacity="100%" style:font-name="Google Sans Text" fo:font-size="12pt" fo:font-style="normal" fo:font-weight="bold" loext:padding="0cm" loext:border="none"/>
    </style:style>
    <style:style style:name="T5" style:family="text">
      <style:text-properties fo:font-variant="normal" fo:text-transform="none" fo:color="#1b1c1d" loext:opacity="100%" style:font-name="Google Sans Text" fo:font-size="12pt" fo:font-style="normal" fo:font-weight="normal"/>
    </style:style>
    <style:style style:name="T6" style:family="text">
      <style:text-properties fo:font-variant="normal" fo:text-transform="none" fo:color="#0b57d0" loext:opacity="100%" style:font-name="Google Sans Text" fo:font-size="12pt" fo:font-style="normal" fo:font-weight="normal" loext:padding="0cm" loext:border="none"/>
    </style:style>
    <style:style style:name="T7" style:family="text">
      <style:text-properties style:font-name="Google Sans Tex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 de Inteligência de Fontes de Dados para o Projeto ApostaPro: Um Mapeamento Estratégico do Ecossistema de Sites e Blogs Esportivos</text:h>
      <text:h text:style-name="P2" text:outline-level="2">Seção 1: Sumário Executivo e Metodologia</text:h>
      <text:h text:style-name="P3" text:outline-level="3">1.1. Propósito do Relatório</text:h>
      <text:p text:style-name="P4">Este relatório serve como uma expansão direta da análise anterior, deslocando o foco das mídias sociais para o ecossistema mais tradicional, porém igualmente rico, de sites, portais de notícias e blogs especializados. O objetivo é mapear e categorizar as fontes de dados textuais e estatísticos mais robustas da web, fornecendo ao ApostaPro um roteiro para a construção de um pipeline de <text:span text:style-name="T1">web scraping</text:span> e análise de conteúdo em larga escala. A combinação dos insights de mídias sociais com os dados estruturados e a profundidade analítica de sites e blogs criará um conjunto de dados verdadeiramente holístico, crucial para a precisão e a sofisticação do modelo de recomendação de apostas.</text:p>
      <text:h text:style-name="P3" text:outline-level="3">1.2. Metodologia de Coleta e Análise</text:h>
      <text:p text:style-name="P5">A pesquisa foi conduzida através de uma varredura sistemática da web, identificando e avaliando sites com base em critérios otimizados para a extração de dados para modelos preditivos:</text:p>
      <text:list text:style-name="L1">
        <text:list-item>
          <text:p text:style-name="P6"><text:span text:style-name="T2">Autoridade e Credibilidade:</text:span> Avaliação da reputação do domínio, da precisão histórica das informações e do reconhecimento no meio jornalístico e analítico.</text:p>
        </text:list-item>
        <text:list-item>
          <text:p text:style-name="P6"><text:span text:style-name="T2">Estrutura e Acessibilidade dos Dados:</text:span> Análise da arquitetura do site. Fontes com dados bem estruturados em tabelas HTML (como FBref e Basketball-Reference) ou que oferecem APIs foram altamente priorizadas por facilitarem o <text:span text:style-name="T1">scraping</text:span> automatizado.</text:p>
        </text:list-item>
        <text:list-item>
          <text:p text:style-name="P6"><text:span text:style-name="T2">Profundidade do Conteúdo:</text:span> Foco em sites que vão além das notícias superficiais, oferecendo análises táticas aprofundadas, estatísticas avançadas e dados históricos.</text:p>
        </text:list-item>
        <text:list-item>
          <text:p text:style-name="P6"><text:span text:style-name="T2">Relevância Preditiva:</text:span> Identificação de fontes que fornecem dados diretamente aplicáveis como <text:span text:style-name="T1">features</text:span> em um modelo de apostas, como estatísticas de desempenho, notícias de lesões, análises de transferências e avaliações táticas.</text:p>
        </text:list-item>
      </text:list>
      <text:h text:style-name="P3" text:outline-level="3">1.3. O Fluxo de Informação na Web: Da Notícia à Análise Profunda</text:h>
      <text:p text:style-name="P5">Diferente da velocidade e viralidade das mídias sociais, o ecossistema de sites e blogs se destaca pela profundidade e pela estruturação da informação. O ciclo de vida de uma notícia esportiva na web segue uma trajetória de enriquecimento progressivo:</text:p>
      <text:list text:style-name="L2">
        <text:list-item>
          <text:p text:style-name="P7"><text:span text:style-name="T2">Publicação Inicial (Categoria 1 - Portais de Notícias):</text:span> Grandes portais como Globo Esporte ou ESPN Brasil são, frequentemente, os primeiros a publicar uma notícia confirmada, como a demissão de um técnico.<text:span text:style-name="T3">1</text:span> Esta é a informação bruta, o evento inicial.</text:p>
        </text:list-item>
        <text:list-item>
          <text:p text:style-name="P7"><text:span text:style-name="T2">Contextualização e Repercussão (Categoria 1 e 7):</text:span> Outros portais de notícias replicam a informação, enquanto blogs de jornalistas renomados, como os de PVC ou Mauro Cezar Pereira, começam a publicar análises opinativas, adicionando uma camada de contexto e especialização.<text:span text:style-name="T3">2</text:span> Para o ApostaPro, a análise de texto desses blogs pode gerar </text:p>
          <text:p text:style-name="P7"><text:span text:style-name="T1">features</text:span> de "sentimento da crítica".</text:p>
        </text:list-item>
        <text:list-item>
          <text:p text:style-name="P7"><text:span text:style-name="T2">Análise Quantitativa (Categoria 3 - Estatísticas):</text:span> Sites de dados como o Transfermarkt atualizam o perfil do clube, registrando a saída do técnico e, eventualmente, o histórico do novo contratado.<text:span text:style-name="T3">5</text:span> Esta é a fase de estruturação do dado.</text:p>
        </text:list-item>
        <text:list-item>
          <text:p text:style-name="P7"><text:soft-page-break/><text:span text:style-name="T2">Análise Tática (Categoria 4 - Blogs de Nicho):</text:span> Blogs especializados em tática, como The Coaches' Voice ou Tifo Football, publicam análises aprofundadas sobre as implicações da mudança, discutindo como o estilo de jogo do novo técnico pode impactar o desempenho da equipe.<text:span text:style-name="T3">6</text:span> Este conteúdo, embora não estruturado, é extremamente valioso para a criação de </text:p>
          <text:p text:style-name="P7"><text:span text:style-name="T1">features</text:span> qualitativas.</text:p>
        </text:list-item>
        <text:list-item>
          <text:p text:style-name="P7"><text:span text:style-name="T2">Discussão Comunitária (Categoria 6 - Fóruns):</text:span> Fóruns como o FManager Brasil iniciam discussões sobre a notícia, gerando um grande volume de dados textuais que refletem a percepção e as expectativas dos fãs mais engajados.<text:span text:style-name="T3">8</text:span></text:p>
        </text:list-item>
      </text:list>
      <text:p text:style-name="P4">A estratégia para o ApostaPro deve ser a de construir um sistema de <text:span text:style-name="T1">crawlers</text:span> que monitore essas diferentes camadas, capturando não apenas o evento em si, mas também as análises quantitativas, qualitativas e de sentimento que se seguem.</text:p>
      <text:h text:style-name="P2" text:outline-level="2">Seção 2: Fontes de Dados para Futebol (Foco Primário)</text:h>
      <text:h text:style-name="P3" text:outline-level="3">2.1. Mídia e Portais de Notícias (Cobertura Ampla)</text:h>
      <text:p text:style-name="P8">Esses sites são a espinha dorsal para o monitoramento diário de notícias, lesões, prévias de jogos e informações gerais.</text:p>
      <text:p text:style-name="P9">Fontes Brasileiras:</text:p>
      <text:list text:style-name="L3">
        <text:list-item>
          <text:p text:style-name="P10"><text:span text:style-name="T2">Nome do Site:</text:span> Globo Esporte (ge.globo)</text:p>
        </text:list-item>
        <text:list-item>
          <text:p text:style-name="P10"><text:span text:style-name="T2">Descrição:</text:span> O maior e mais completo portal de notícias esportivas do Brasil. É a fonte primária para a cobertura do futebol nacional, com notícias, tabelas e tempo real de jogos.<text:span text:style-name="T3">5</text:span></text:p>
        </text:list-item>
        <text:list-item>
          <text:p text:style-name="P11"><text:span text:style-name="T4">Link:</text:span><text:span text:style-name="T5"> </text:span><text:a xlink:type="simple" xlink:href="https://ge.globo.com/" office:target-frame-name="_blank" xlink:show="new" text:style-name="Internet_20_link" text:visited-style-name="Visited_20_Internet_20_Link"><text:span text:style-name="T6">https://ge.globo.com/</text:span></text:a></text:p>
        </text:list-item>
        <text:list-item>
          <text:p text:style-name="P10"><text:span text:style-name="T2">Nome do Site:</text:span> Lance!</text:p>
        </text:list-item>
        <text:list-item>
          <text:p text:style-name="P10"><text:span text:style-name="T2">Descrição:</text:span> Um dos veículos mais tradicionais, com forte cobertura do futebol brasileiro e do mercado da bola.<text:span text:style-name="T3">5</text:span></text:p>
        </text:list-item>
        <text:list-item>
          <text:p text:style-name="P11"><text:span text:style-name="T4">Link:</text:span><text:span text:style-name="T5"> </text:span><text:a xlink:type="simple" xlink:href="https://www.lance.com.br/" office:target-frame-name="_blank" xlink:show="new" text:style-name="Internet_20_link" text:visited-style-name="Visited_20_Internet_20_Link"><text:span text:style-name="T6">https://www.lance.com.br/</text:span></text:a></text:p>
        </text:list-item>
        <text:list-item>
          <text:p text:style-name="P10"><text:span text:style-name="T2">Nome do Site:</text:span> ESPN Brasil</text:p>
        </text:list-item>
        <text:list-item>
          <text:p text:style-name="P10"><text:span text:style-name="T2">Descrição:</text:span> Oferece cobertura aprofundada do futebol nacional e das principais ligas internacionais, com uma forte componente de análise e opinião de especialistas.<text:span text:style-name="T3">5</text:span></text:p>
        </text:list-item>
        <text:list-item>
          <text:p text:style-name="P11"><text:span text:style-name="T4">Link:</text:span><text:span text:style-name="T5"> </text:span><text:a xlink:type="simple" xlink:href="https://www.espn.com.br/" office:target-frame-name="_blank" xlink:show="new" text:style-name="Internet_20_link" text:visited-style-name="Visited_20_Internet_20_Link"><text:span text:style-name="T6">https://www.espn.com.br/</text:span></text:a></text:p>
        </text:list-item>
        <text:list-item>
          <text:p text:style-name="P10"><text:span text:style-name="T2">Nome do Site:</text:span> CNN Brasil Esportes</text:p>
        </text:list-item>
        <text:list-item>
          <text:p text:style-name="P10"><text:span text:style-name="T2">Descrição:</text:span> Um player mais recente no cenário, mas que oferece cobertura confiável dos principais eventos e notícias esportivas.<text:span text:style-name="T3">1</text:span></text:p>
        </text:list-item>
        <text:list-item>
          <text:p text:style-name="P11"><text:span text:style-name="T4">Link:</text:span><text:span text:style-name="T5"> </text:span><text:a xlink:type="simple" xlink:href="https://www.cnnbrasil.com.br/esportes/" office:target-frame-name="_blank" xlink:show="new" text:style-name="Internet_20_link" text:visited-style-name="Visited_20_Internet_20_Link"><text:span text:style-name="T6">https://www.cnnbrasil.com.br/esportes/</text:span></text:a></text:p>
        </text:list-item>
        <text:list-item>
          <text:p text:style-name="P10"><text:span text:style-name="T2">Nome do Site:</text:span> Terra Esportes</text:p>
        </text:list-item>
        <text:list-item>
          <text:p text:style-name="P10"><text:span text:style-name="T2">Descrição:</text:span> Portal de notícias abrangente que cobre futebol nacional e internacional, além de outras modalidades.<text:span text:style-name="T3">5</text:span></text:p>
        </text:list-item>
        <text:list-item>
          <text:p text:style-name="P11"><text:span text:style-name="T4">Link:</text:span><text:span text:style-name="T5"> </text:span><text:a xlink:type="simple" xlink:href="https://www.terra.com.br/esportes/" office:target-frame-name="_blank" xlink:show="new" text:style-name="Internet_20_link" text:visited-style-name="Visited_20_Internet_20_Link"><text:span text:style-name="T6">https://www.terra.com.br/esportes/</text:span></text:a></text:p>
        </text:list-item>
      </text:list>
      <text:p text:style-name="P9">Fontes Internacionais:</text:p>
      <text:list text:style-name="L4">
        <text:list-item>
          <text:p text:style-name="P12"><text:span text:style-name="T2">Nome do Site:</text:span> A Bola (Portugal)</text:p>
        </text:list-item>
        <text:list-item>
          <text:p text:style-name="P12"><text:span text:style-name="T2">Descrição:</text:span> Um dos principais jornais desportivos de Portugal, com excelente cobertura do futebol europeu e do mercado de transferências.<text:span text:style-name="T3">12</text:span></text:p>
        </text:list-item>
        <text:list-item>
          <text:p text:style-name="P13"><text:span text:style-name="T4">Link:</text:span><text:span text:style-name="T5"> </text:span><text:a xlink:type="simple" xlink:href="https://www.abola.pt/" office:target-frame-name="_blank" xlink:show="new" text:style-name="Internet_20_link" text:visited-style-name="Visited_20_Internet_20_Link"><text:span text:style-name="T6">https://www.abola.pt/</text:span></text:a></text:p>
        </text:list-item>
        <text:list-item>
          <text:p text:style-name="P12"><text:span text:style-name="T2">Nome do Site:</text:span> Maisfutebol (Portugal)</text:p>
        </text:list-item>
        <text:list-item>
          <text:p text:style-name="P12"><text:soft-page-break/><text:span text:style-name="T2">Descrição:</text:span> Portal online português focado em notícias, resultados ao vivo e, crucialmente, uma seção dedicada a transferências.<text:span text:style-name="T3">14</text:span></text:p>
        </text:list-item>
        <text:list-item>
          <text:p text:style-name="P13"><text:span text:style-name="T4">Link:</text:span><text:span text:style-name="T5"> </text:span><text:a xlink:type="simple" xlink:href="https://maisfutebol.iol.pt/" office:target-frame-name="_blank" xlink:show="new" text:style-name="Internet_20_link" text:visited-style-name="Visited_20_Internet_20_Link"><text:span text:style-name="T6">https://maisfutebol.iol.pt/</text:span></text:a></text:p>
        </text:list-item>
      </text:list>
      <text:h text:style-name="P3" text:outline-level="3">2.2. Páginas Oficiais (Ligas)</text:h>
      <text:p text:style-name="P5">Fontes de "verdade absoluta" para resultados, tabelas de classificação e calendários oficiais.</text:p>
      <text:list text:style-name="L5">
        <text:list-item>
          <text:p text:style-name="P14"><text:span text:style-name="T2">Nome:</text:span> Brasileirão Série A</text:p>
        </text:list-item>
        <text:list-item>
          <text:p text:style-name="P14"><text:span text:style-name="T2">Descrição:</text:span> Embora a CBF seja o órgão oficial, o site do Brasileirão Betano serve como hub central para tabelas, jogos e notícias da principal liga do país.<text:span text:style-name="T3">15</text:span></text:p>
        </text:list-item>
        <text:list-item>
          <text:p text:style-name="P15"><text:span text:style-name="T4">Link:</text:span><text:span text:style-name="T5"> </text:span><text:a xlink:type="simple" xlink:href="https://brasileiraobetano.com.br/" office:target-frame-name="_blank" xlink:show="new" text:style-name="Internet_20_link" text:visited-style-name="Visited_20_Internet_20_Link"><text:span text:style-name="T6">https://brasileiraobetano.com.br/</text:span></text:a></text:p>
        </text:list-item>
        <text:list-item>
          <text:p text:style-name="P14"><text:span text:style-name="T2">Nome:</text:span> Premier League (Inglaterra)</text:p>
        </text:list-item>
        <text:list-item>
          <text:p text:style-name="P14"><text:span text:style-name="T2">Descrição:</text:span> Site oficial da liga inglesa, com estatísticas, notícias e resultados.<text:span text:style-name="T3">16</text:span></text:p>
        </text:list-item>
        <text:list-item>
          <text:p text:style-name="P15"><text:span text:style-name="T4">Link:</text:span><text:span text:style-name="T5"> </text:span><text:a xlink:type="simple" xlink:href="https://www.premierleague.com/" office:target-frame-name="_blank" xlink:show="new" text:style-name="Internet_20_link" text:visited-style-name="Visited_20_Internet_20_Link"><text:span text:style-name="T6">https://www.premierleague.com/</text:span></text:a></text:p>
        </text:list-item>
        <text:list-item>
          <text:p text:style-name="P14"><text:span text:style-name="T2">Nome:</text:span> La Liga (Espanha)</text:p>
        </text:list-item>
        <text:list-item>
          <text:p text:style-name="P14"><text:span text:style-name="T2">Descrição:</text:span> Portal oficial da liga espanhola, fonte primária para dados da competição.<text:span text:style-name="T3">16</text:span></text:p>
        </text:list-item>
        <text:list-item>
          <text:p text:style-name="P15"><text:span text:style-name="T4">Link:</text:span><text:span text:style-name="T5"> </text:span><text:a xlink:type="simple" xlink:href="https://www.laliga.com/" office:target-frame-name="_blank" xlink:show="new" text:style-name="Internet_20_link" text:visited-style-name="Visited_20_Internet_20_Link"><text:span text:style-name="T6">https://www.laliga.com/</text:span></text:a></text:p>
        </text:list-item>
        <text:list-item>
          <text:p text:style-name="P14"><text:span text:style-name="T2">Nome:</text:span> Serie A (Itália)</text:p>
        </text:list-item>
        <text:list-item>
          <text:p text:style-name="P14"><text:span text:style-name="T2">Descrição:</text:span> Site oficial do campeonato italiano.<text:span text:style-name="T3">16</text:span></text:p>
        </text:list-item>
        <text:list-item>
          <text:p text:style-name="P15"><text:span text:style-name="T4">Link:</text:span><text:span text:style-name="T5"> </text:span><text:a xlink:type="simple" xlink:href="https://www.legaseriea.it/" office:target-frame-name="_blank" xlink:show="new" text:style-name="Internet_20_link" text:visited-style-name="Visited_20_Internet_20_Link"><text:span text:style-name="T6">https://www.legaseriea.it/</text:span></text:a></text:p>
        </text:list-item>
        <text:list-item>
          <text:p text:style-name="P14"><text:span text:style-name="T2">Nome:</text:span> Bundesliga (Alemanha)</text:p>
        </text:list-item>
        <text:list-item>
          <text:p text:style-name="P14"><text:span text:style-name="T2">Descrição:</text:span> O site oficial da liga alemã, com conteúdo em inglês e alemão.<text:span text:style-name="T3">16</text:span></text:p>
        </text:list-item>
        <text:list-item>
          <text:p text:style-name="P15"><text:span text:style-name="T4">Link:</text:span><text:span text:style-name="T5"> </text:span><text:a xlink:type="simple" xlink:href="https://www.bundesliga.com/" office:target-frame-name="_blank" xlink:show="new" text:style-name="Internet_20_link" text:visited-style-name="Visited_20_Internet_20_Link"><text:span text:style-name="T6">https://www.bundesliga.com/</text:span></text:a></text:p>
        </text:list-item>
        <text:list-item>
          <text:p text:style-name="P14"><text:span text:style-name="T2">Nome:</text:span> Ligue 1 (França)</text:p>
        </text:list-item>
        <text:list-item>
          <text:p text:style-name="P14"><text:span text:style-name="T2">Descrição:</text:span> Portal oficial do campeonato francês.<text:span text:style-name="T3">16</text:span></text:p>
        </text:list-item>
        <text:list-item>
          <text:p text:style-name="P15"><text:span text:style-name="T4">Link:</text:span><text:span text:style-name="T5"> </text:span><text:a xlink:type="simple" xlink:href="https://www.ligue1.com/" office:target-frame-name="_blank" xlink:show="new" text:style-name="Internet_20_link" text:visited-style-name="Visited_20_Internet_20_Link"><text:span text:style-name="T6">https://www.ligue1.com/</text:span></text:a></text:p>
        </text:list-item>
      </text:list>
      <text:h text:style-name="P3" text:outline-level="3">2.3. Estatísticas e Análise de Dados (CATEGORIA CRÍTICA)</text:h>
      <text:p text:style-name="P5">Esta é a categoria mais importante para a coleta de dados quantitativos. Os sites listados aqui são a base para a construção do banco de dados do ApostaPro.</text:p>
      <text:list text:style-name="L6">
        <text:list-item>
          <text:p text:style-name="P16"><text:span text:style-name="T2">Nome do Site:</text:span> FBref</text:p>
        </text:list-item>
        <text:list-item>
          <text:p text:style-name="P16"><text:span text:style-name="T2">Descrição:</text:span> A fonte de dados de futebol mais completa e estruturada disponível publicamente. Essencial para <text:span text:style-name="T1">scraping</text:span> de estatísticas históricas e avançadas de jogadores, times e ligas.<text:span text:style-name="T3">18</text:span></text:p>
        </text:list-item>
        <text:list-item>
          <text:p text:style-name="P17"><text:span text:style-name="T4">Link:</text:span><text:span text:style-name="T5"> </text:span><text:a xlink:type="simple" xlink:href="https://fbref.com/" office:target-frame-name="_blank" xlink:show="new" text:style-name="Internet_20_link" text:visited-style-name="Visited_20_Internet_20_Link"><text:span text:style-name="T6">https://fbref.com/</text:span></text:a></text:p>
        </text:list-item>
        <text:list-item>
          <text:p text:style-name="P16"><text:span text:style-name="T2">Nome do Site:</text:span> Sofascore</text:p>
        </text:list-item>
        <text:list-item>
          <text:p text:style-name="P16"><text:span text:style-name="T2">Descrição:</text:span> Excelente para resultados ao vivo e estatísticas em tempo real durante as partidas, incluindo mapas de calor e gráficos de momento.<text:span text:style-name="T3">18</text:span></text:p>
        </text:list-item>
        <text:list-item>
          <text:p text:style-name="P17"><text:span text:style-name="T4">Link:</text:span><text:span text:style-name="T5"> </text:span><text:a xlink:type="simple" xlink:href="https://www.sofascore.com/" office:target-frame-name="_blank" xlink:show="new" text:style-name="Internet_20_link" text:visited-style-name="Visited_20_Internet_20_Link"><text:span text:style-name="T6">https://www.sofascore.com/</text:span></text:a></text:p>
        </text:list-item>
        <text:list-item>
          <text:p text:style-name="P16"><text:span text:style-name="T2">Nome do Site:</text:span> WhoScored</text:p>
        </text:list-item>
        <text:list-item>
          <text:p text:style-name="P16"><text:span text:style-name="T2">Descrição:</text:span> Famoso por seu sistema de ratings de jogadores e prévias de partidas detalhadas, com prováveis escalações e comparações estatísticas.<text:span text:style-name="T3">18</text:span></text:p>
        </text:list-item>
        <text:list-item>
          <text:p text:style-name="P17"><text:span text:style-name="T4">Link:</text:span><text:span text:style-name="T5"> </text:span><text:a xlink:type="simple" xlink:href="https://www.whoscored.com/" office:target-frame-name="_blank" xlink:show="new" text:style-name="Internet_20_link" text:visited-style-name="Visited_20_Internet_20_Link"><text:span text:style-name="T6">https://www.whoscored.com/</text:span></text:a></text:p>
        </text:list-item>
        <text:list-item>
          <text:p text:style-name="P16"><text:span text:style-name="T2">Nome do Site:</text:span> Transfermarkt</text:p>
        </text:list-item>
        <text:list-item>
          <text:p text:style-name="P16"><text:soft-page-break/><text:span text:style-name="T2">Descrição:</text:span> A principal referência para valores de mercado de jogadores, históricos de transferências e estatísticas de carreira. Seus dados sobre o mercado são uma <text:span text:style-name="T1">feature</text:span> preditiva valiosa.<text:span text:style-name="T3">5</text:span></text:p>
        </text:list-item>
        <text:list-item>
          <text:p text:style-name="P17"><text:span text:style-name="T4">Link:</text:span><text:span text:style-name="T5"> </text:span><text:a xlink:type="simple" xlink:href="https://www.transfermarkt.com/" office:target-frame-name="_blank" xlink:show="new" text:style-name="Internet_20_link" text:visited-style-name="Visited_20_Internet_20_Link"><text:span text:style-name="T6">https://www.transfermarkt.com/</text:span></text:a></text:p>
        </text:list-item>
        <text:list-item>
          <text:p text:style-name="P16"><text:span text:style-name="T2">Nome do Site:</text:span> Footstats / Infogol</text:p>
        </text:list-item>
        <text:list-item>
          <text:p text:style-name="P16"><text:span text:style-name="T2">Descrição:</text:span> Fontes adicionais de estatísticas que podem ser usadas para validar dados e fornecer métricas complementares.<text:span text:style-name="T3">18</text:span></text:p>
        </text:list-item>
        <text:list-item>
          <text:p text:style-name="P17"><text:span text:style-name="T4">Links:</text:span><text:span text:style-name="T5"> </text:span><text:a xlink:type="simple" xlink:href="https://footstats.com.br/" office:target-frame-name="_blank" xlink:show="new" text:style-name="Internet_20_link" text:visited-style-name="Visited_20_Internet_20_Link"><text:span text:style-name="T6">https://footstats.com.br/</text:span></text:a><text:span text:style-name="T5">, </text:span><text:a xlink:type="simple" xlink:href="https://www.infogol.net/" office:target-frame-name="_blank" xlink:show="new" text:style-name="Internet_20_link" text:visited-style-name="Visited_20_Internet_20_Link"><text:span text:style-name="T6">https://www.infogol.net/</text:span></text:a></text:p>
        </text:list-item>
      </text:list>
      <text:h text:style-name="P3" text:outline-level="3">2.4. Análise Tática, Técnica e Scouting (Blogs e Sites de Nicho)</text:h>
      <text:p text:style-name="P5">Fontes para extrair dados qualitativos e entender o "como" e o "porquê" por trás dos números.</text:p>
      <text:list text:style-name="L7">
        <text:list-item>
          <text:p text:style-name="P18"><text:span text:style-name="T2">Nome do Site:</text:span> The Coaches' Voice</text:p>
        </text:list-item>
        <text:list-item>
          <text:p text:style-name="P18"><text:span text:style-name="T2">Descrição:</text:span> Plataforma que oferece análises táticas e masterclasses diretamente de treinadores de elite. Inestimável para entender a mentalidade estratégica.<text:span text:style-name="T3">6</text:span></text:p>
        </text:list-item>
        <text:list-item>
          <text:p text:style-name="P19"><text:span text:style-name="T4">Link:</text:span><text:span text:style-name="T5"> </text:span><text:a xlink:type="simple" xlink:href="https://www.coachesvoice.com/" office:target-frame-name="_blank" xlink:show="new" text:style-name="Internet_20_link" text:visited-style-name="Visited_20_Internet_20_Link"><text:span text:style-name="T6">https://www.coachesvoice.com/</text:span></text:a></text:p>
        </text:list-item>
        <text:list-item>
          <text:p text:style-name="P18"><text:span text:style-name="T2">Nome do Site:</text:span> Breaking The Lines</text:p>
        </text:list-item>
        <text:list-item>
          <text:p text:style-name="P18"><text:span text:style-name="T2">Descrição:</text:span> Focado em análise de jovens talentos (scouting) e aprofundamento em tendências táticas emergentes no futebol.<text:span text:style-name="T3">6</text:span></text:p>
        </text:list-item>
        <text:list-item>
          <text:p text:style-name="P19"><text:span text:style-name="T4">Link:</text:span><text:span text:style-name="T5"> </text:span><text:a xlink:type="simple" xlink:href="https://breakingthelines.com/" office:target-frame-name="_blank" xlink:show="new" text:style-name="Internet_20_link" text:visited-style-name="Visited_20_Internet_20_Link"><text:span text:style-name="T6">https://breakingthelines.com/</text:span></text:a></text:p>
        </text:list-item>
        <text:list-item>
          <text:p text:style-name="P18"><text:span text:style-name="T2">Nome do Site:</text:span> Catapult</text:p>
        </text:list-item>
        <text:list-item>
          <text:p text:style-name="P18"><text:span text:style-name="T2">Descrição:</text:span> Embora seja uma empresa de tecnologia esportiva, seu blog e vídeos sobre análise tática com a ferramenta MatchTracker oferecem insights sobre como os clubes profissionais analisam o jogo.<text:span text:style-name="T3">7</text:span></text:p>
        </text:list-item>
        <text:list-item>
          <text:p text:style-name="P19"><text:span text:style-name="T4">Link:</text:span><text:span text:style-name="T5"> </text:span><text:a xlink:type="simple" xlink:href="https://www.catapult.com/pt/serie-de-videos-de-analise-tatica" office:target-frame-name="_blank" xlink:show="new" text:style-name="Internet_20_link" text:visited-style-name="Visited_20_Internet_20_Link"><text:span text:style-name="T6">https://www.catapult.com/pt/serie-de-videos-de-analise-tatica</text:span></text:a></text:p>
        </text:list-item>
      </text:list>
      <text:h text:style-name="P3" text:outline-level="3">2.5. Notícias de Transferências e Mercado</text:h>
      <text:list text:style-name="L8">
        <text:list-item>
          <text:p text:style-name="P20"><text:span text:style-name="T2">Nome do Site:</text:span> Transfermarkt</text:p>
        </text:list-item>
        <text:list-item>
          <text:p text:style-name="P20"><text:span text:style-name="T2">Descrição:</text:span> Além de ser um banco de dados, o Transfermarkt possui uma seção de notícias focada exclusivamente em rumores e confirmações de transferências, tornando-se uma fonte centralizada para este tipo de informação.<text:span text:style-name="T3">5</text:span></text:p>
        </text:list-item>
        <text:list-item>
          <text:p text:style-name="P21"><text:span text:style-name="T4">Link:</text:span><text:span text:style-name="T5"> </text:span><text:a xlink:type="simple" xlink:href="https://www.transfermarkt.com/" office:target-frame-name="_blank" xlink:show="new" text:style-name="Internet_20_link" text:visited-style-name="Visited_20_Internet_20_Link"><text:span text:style-name="T6">https://www.transfermarkt.com/</text:span></text:a></text:p>
        </text:list-item>
      </text:list>
      <text:h text:style-name="P3" text:outline-level="3">2.6. Fóruns de Discussão</text:h>
      <text:list text:style-name="L9">
        <text:list-item>
          <text:p text:style-name="P22"><text:span text:style-name="T2">Nome do Fórum:</text:span> FManager Brasil</text:p>
        </text:list-item>
        <text:list-item>
          <text:p text:style-name="P22"><text:span text:style-name="T2">Descrição:</text:span> Um dos maiores fóruns de discussão sobre futebol do Brasil. Embora o foco seja o jogo Football Manager, as seções de "Esporte Brasileiro" e "Esporte Internacional" são extremamente ativas para debates sobre futebol real, sendo uma fonte rica para análise de sentimento do torcedor.<text:span text:style-name="T3">8</text:span></text:p>
        </text:list-item>
        <text:list-item>
          <text:p text:style-name="P23"><text:span text:style-name="T4">Link:</text:span><text:span text:style-name="T5"> </text:span><text:a xlink:type="simple" xlink:href="https://www.fmanager.com.br/" office:target-frame-name="_blank" xlink:show="new" text:style-name="Internet_20_link" text:visited-style-name="Visited_20_Internet_20_Link"><text:span text:style-name="T6">https://www.fmanager.com.br/</text:span></text:a></text:p>
        </text:list-item>
      </text:list>
      <text:h text:style-name="P3" text:outline-level="3">2.7. Blogs de Jornalistas</text:h>
      <text:p text:style-name="P5">As colunas e blogs de jornalistas respeitados são fontes valiosas para capturar a análise da crítica especializada.</text:p>
      <text:list text:style-name="L10">
        <text:list-item>
          <text:p text:style-name="P24"><text:span text:style-name="T2">Nome do Blog:</text:span> Blog do PVC (no UOL)</text:p>
        </text:list-item>
        <text:list-item>
          <text:p text:style-name="P24"><text:span text:style-name="T2">Descrição:</text:span> Paulo Vinicius Coelho analisa o futebol brasileiro e internacional com profundidade tática, técnica e histórica.<text:span text:style-name="T3">3</text:span></text:p>
        </text:list-item>
        <text:list-item>
          <text:p text:style-name="P25"><text:span text:style-name="T4">Link:</text:span><text:span text:style-name="T5"> </text:span><text:a xlink:type="simple" xlink:href="https://pvc.blogosfera.uol.com.br/" office:target-frame-name="_blank" xlink:show="new" text:style-name="Internet_20_link" text:visited-style-name="Visited_20_Internet_20_Link"><text:span text:style-name="T6">https://pvc.blogosfera.uol.com.br/</text:span></text:a></text:p>
        </text:list-item>
        <text:list-item>
          <text:p text:style-name="P24"><text:soft-page-break/><text:span text:style-name="T2">Nome do Blog:</text:span> Blog do Mauro Cezar (no UOL e UmDoisEsportes)</text:p>
        </text:list-item>
        <text:list-item>
          <text:p text:style-name="P24"><text:span text:style-name="T2">Descrição:</text:span> Mauro Cezar Pereira é conhecido por suas análises críticas e baseadas em dados, representando uma voz influente no jornalismo esportivo.<text:span text:style-name="T3">4</text:span></text:p>
        </text:list-item>
        <text:list-item>
          <text:p text:style-name="P25"><text:span text:style-name="T4">Link:</text:span><text:span text:style-name="T5"> </text:span><text:a xlink:type="simple" xlink:href="https://blogdomaurocezar.blogosfera.uol.com.br/" office:target-frame-name="_blank" xlink:show="new" text:style-name="Internet_20_link" text:visited-style-name="Visited_20_Internet_20_Link"><text:span text:style-name="T6">https://blogdomaurocezar.blogosfera.uol.com.br/</text:span></text:a></text:p>
        </text:list-item>
        <text:list-item>
          <text:p text:style-name="P24"><text:span text:style-name="T2">Nome do Blog:</text:span> Blog do Juca Kfouri (no UOL)</text:p>
        </text:list-item>
        <text:list-item>
          <text:p text:style-name="P24"><text:span text:style-name="T2">Descrição:</text:span> Juca Kfouri oferece uma análise que frequentemente transcende o campo, abordando os aspectos políticos e sociais do futebol.<text:span text:style-name="T3">22</text:span></text:p>
        </text:list-item>
        <text:list-item>
          <text:p text:style-name="P25"><text:span text:style-name="T4">Link:</text:span><text:span text:style-name="T5"> </text:span><text:a xlink:type="simple" xlink:href="https://blogdojuca.uol.com.br/" office:target-frame-name="_blank" xlink:show="new" text:style-name="Internet_20_link" text:visited-style-name="Visited_20_Internet_20_Link"><text:span text:style-name="T6">https://blogdojuca.uol.com.br/</text:span></text:a></text:p>
        </text:list-item>
        <text:list-item>
          <text:p text:style-name="P24"><text:span text:style-name="T2">Nome do Portal:</text:span> Blogs da Gazeta Esportiva</text:p>
        </text:list-item>
        <text:list-item>
          <text:p text:style-name="P24"><text:span text:style-name="T2">Descrição:</text:span> Agrega blogs de vários jornalistas, como Chico Lang, oferecendo uma diversidade de opiniões e estilos de análise.<text:span text:style-name="T3">24</text:span></text:p>
        </text:list-item>
        <text:list-item>
          <text:p text:style-name="P25"><text:span text:style-name="T4">Link:</text:span><text:span text:style-name="T5"> </text:span><text:a xlink:type="simple" xlink:href="https://blogs.gazetaesportiva.com/" office:target-frame-name="_blank" xlink:show="new" text:style-name="Internet_20_link" text:visited-style-name="Visited_20_Internet_20_Link"><text:span text:style-name="T6">https://blogs.gazetaesportiva.com/</text:span></text:a></text:p>
        </text:list-item>
      </text:list>
      <text:h text:style-name="P2" text:outline-level="2">Seção 3: Fontes de Dados para Basquete (Foco Primário)</text:h>
      <text:h text:style-name="P3" text:outline-level="3">3.1. Mídia e Portais de Notícias</text:h>
      <text:list text:style-name="L11">
        <text:list-item>
          <text:p text:style-name="P26"><text:span text:style-name="T2">Nome do Site:</text:span> Liga Nacional de Basquete (LNB)</text:p>
        </text:list-item>
        <text:list-item>
          <text:p text:style-name="P26"><text:span text:style-name="T2">Descrição:</text:span> O site oficial do NBB, principal fonte de notícias, estatísticas e tabelas do basquete nacional.<text:span text:style-name="T3">25</text:span></text:p>
        </text:list-item>
        <text:list-item>
          <text:p text:style-name="P27"><text:span text:style-name="T4">Link:</text:span><text:span text:style-name="T5"> </text:span><text:a xlink:type="simple" xlink:href="https://lnb.com.br/" office:target-frame-name="_blank" xlink:show="new" text:style-name="Internet_20_link" text:visited-style-name="Visited_20_Internet_20_Link"><text:span text:style-name="T6">https://lnb.com.br/</text:span></text:a></text:p>
        </text:list-item>
        <text:list-item>
          <text:p text:style-name="P26"><text:span text:style-name="T2">Nome do Site:</text:span> Eurobasket</text:p>
        </text:list-item>
        <text:list-item>
          <text:p text:style-name="P26"><text:span text:style-name="T2">Descrição:</text:span> Um dos portais mais completos sobre basquete fora da NBA, cobrindo ligas europeias, asiáticas e sul-americanas com notícias e estatísticas.<text:span text:style-name="T3">26</text:span></text:p>
        </text:list-item>
        <text:list-item>
          <text:p text:style-name="P27"><text:span text:style-name="T4">Link:</text:span><text:span text:style-name="T5"> </text:span><text:a xlink:type="simple" xlink:href="https://www.eurobasket.com/" office:target-frame-name="_blank" xlink:show="new" text:style-name="Internet_20_link" text:visited-style-name="Visited_20_Internet_20_Link"><text:span text:style-name="T6">https://www.eurobasket.com/</text:span></text:a></text:p>
        </text:list-item>
      </text:list>
      <text:h text:style-name="P3" text:outline-level="3">3.2. Estatísticas e Análise de Dados (CATEGORIA CRÍTICA)</text:h>
      <text:list text:style-name="L12">
        <text:list-item>
          <text:p text:style-name="P28"><text:span text:style-name="T2">Nome do Site:</text:span> Basketball-Reference</text:p>
        </text:list-item>
        <text:list-item>
          <text:p text:style-name="P28"><text:span text:style-name="T2">Descrição:</text:span> O equivalente do FBref para o basquete. É a fonte mais completa e bem-estruturada para dados estatísticos históricos e atuais da NBA, WNBA e outras ligas. Indispensável para o ApostaPro.<text:span text:style-name="T3">27</text:span></text:p>
        </text:list-item>
        <text:list-item>
          <text:p text:style-name="P29"><text:span text:style-name="T4">Link:</text:span><text:span text:style-name="T5"> </text:span><text:a xlink:type="simple" xlink:href="https://www.basketball-reference.com/" office:target-frame-name="_blank" xlink:show="new" text:style-name="Internet_20_link" text:visited-style-name="Visited_20_Internet_20_Link"><text:span text:style-name="T6">https://www.basketball-reference.com/</text:span></text:a></text:p>
        </text:list-item>
        <text:list-item>
          <text:p text:style-name="P28"><text:span text:style-name="T2">Nome do Site:</text:span> NBA Stuffer</text:p>
        </text:list-item>
        <text:list-item>
          <text:p text:style-name="P28"><text:span text:style-name="T2">Descrição:</text:span> Oferece uma combinação de métricas tradicionais e avançadas para times, jogadores e até árbitros da NBA, incluindo dados sobre o impacto de dias de descanso.<text:span text:style-name="T3">28</text:span></text:p>
        </text:list-item>
        <text:list-item>
          <text:p text:style-name="P29"><text:span text:style-name="T4">Link:</text:span><text:span text:style-name="T5"> </text:span><text:a xlink:type="simple" xlink:href="https://www.nbastuffer.com/" office:target-frame-name="_blank" xlink:show="new" text:style-name="Internet_20_link" text:visited-style-name="Visited_20_Internet_20_Link"><text:span text:style-name="T6">https://www.nbastuffer.com/</text:span></text:a></text:p>
        </text:list-item>
      </text:list>
      <text:h text:style-name="P3" text:outline-level="3">3.3. Blogs de Análise de Basquete</text:h>
      <text:list text:style-name="L13">
        <text:list-item>
          <text:p text:style-name="P30"><text:span text:style-name="T2">Nome do Blog:</text:span> Dribble Analytics</text:p>
        </text:list-item>
        <text:list-item>
          <text:p text:style-name="P30"><text:span text:style-name="T2">Descrição:</text:span> Um blog de código aberto focado em projetos de machine learning e estatísticas avançadas aplicadas ao basquete.<text:span text:style-name="T3">29</text:span></text:p>
        </text:list-item>
        <text:list-item>
          <text:p text:style-name="P31"><text:span text:style-name="T4">Link:</text:span><text:span text:style-name="T5"> </text:span><text:a xlink:type="simple" xlink:href="https://dribbleanalytics.blog/" office:target-frame-name="_blank" xlink:show="new" text:style-name="Internet_20_link" text:visited-style-name="Visited_20_Internet_20_Link"><text:span text:style-name="T6">https://dribbleanalytics.blog/</text:span></text:a></text:p>
        </text:list-item>
        <text:list-item>
          <text:p text:style-name="P30"><text:span text:style-name="T2">Nome do Blog:</text:span> Basketball Analytics Lab</text:p>
        </text:list-item>
        <text:list-item>
          <text:p text:style-name="P30"><text:span text:style-name="T2">Descrição:</text:span> Publicação via Substack dedicada a análises aprofundadas de dados de basquete.<text:span text:style-name="T3">30</text:span></text:p>
        </text:list-item>
        <text:list-item>
          <text:p text:style-name="P31"><text:span text:style-name="T4">Link:</text:span><text:span text:style-name="T5"> </text:span><text:a xlink:type="simple" xlink:href="https://basketballanalyticslab.substack.com/" office:target-frame-name="_blank" xlink:show="new" text:style-name="Internet_20_link" text:visited-style-name="Visited_20_Internet_20_Link"><text:span text:style-name="T6">https://basketballanalyticslab.substack.com/</text:span></text:a></text:p>
        </text:list-item>
      </text:list>
      <text:h text:style-name="P3" text:outline-level="3">3.4. Fóruns de Discussão</text:h>
      <text:list text:style-name="L14">
        <text:list-item>
          <text:p text:style-name="P32"><text:span text:style-name="T2">Nome do Evento/Entidade:</text:span> Fórum 360 Basquete</text:p>
        </text:list-item>
        <text:list-item>
          <text:p text:style-name="P32"><text:soft-page-break/><text:span text:style-name="T2">Descrição:</text:span> Embora seja um evento, a existência de um fórum que reúne CBB, NBB, LBF e NBA no Brasil para debater o cenário do esporte indica uma comunidade engajada e profissional. O monitoramento das pautas e conclusões desses fóruns pode gerar insights estratégicos.<text:span text:style-name="T3">31</text:span></text:p>
        </text:list-item>
      </text:list>
      <text:h text:style-name="P2" text:outline-level="2">Seção 4: Fontes de Dados para Tênis e MMA (Foco Primário)</text:h>
      <text:h text:style-name="P3" text:outline-level="3">4.1. Tênis</text:h>
      <text:p text:style-name="P9">Notícias:</text:p>
      <text:list text:style-name="L15">
        <text:list-item>
          <text:p text:style-name="P33"><text:span text:style-name="T2">Nome do Site:</text:span> Bola Amarela (Portugal)</text:p>
        </text:list-item>
        <text:list-item>
          <text:p text:style-name="P33"><text:span text:style-name="T2">Descrição:</text:span> Cobre o tênis português e internacional, com foco nos circuitos ATP e WTA.<text:span text:style-name="T3">35</text:span></text:p>
        </text:list-item>
        <text:list-item>
          <text:p text:style-name="P34"><text:span text:style-name="T4">Link:</text:span><text:span text:style-name="T5"> </text:span><text:a xlink:type="simple" xlink:href="https://bolamarela.pt/" office:target-frame-name="_blank" xlink:show="new" text:style-name="Internet_20_link" text:visited-style-name="Visited_20_Internet_20_Link"><text:span text:style-name="T6">https://bolamarela.pt/</text:span></text:a></text:p>
        </text:list-item>
        <text:list-item>
          <text:p text:style-name="P33"><text:span text:style-name="T2">Nome do Site:</text:span> Tênis News (Brasil)</text:p>
        </text:list-item>
        <text:list-item>
          <text:p text:style-name="P33"><text:span text:style-name="T2">Descrição:</text:span> Um dos principais portais brasileiros dedicados ao tênis, com atualizações diárias sobre o esporte.<text:span text:style-name="T3">36</text:span></text:p>
        </text:list-item>
        <text:list-item>
          <text:p text:style-name="P34"><text:span text:style-name="T4">Link:</text:span><text:span text:style-name="T5"> </text:span><text:a xlink:type="simple" xlink:href="https://www.tenisnews.com.br/" office:target-frame-name="_blank" xlink:show="new" text:style-name="Internet_20_link" text:visited-style-name="Visited_20_Internet_20_Link"><text:span text:style-name="T6">https://www.tenisnews.com.br/</text:span></text:a></text:p>
        </text:list-item>
      </text:list>
      <text:p text:style-name="P9">Estatísticas e Análise:</text:p>
      <text:list text:style-name="L16">
        <text:list-item>
          <text:p text:style-name="P35"><text:span text:style-name="T2">Nome do Site:</text:span> ATP Tour (Seção de Estatísticas)</text:p>
        </text:list-item>
        <text:list-item>
          <text:p text:style-name="P35"><text:span text:style-name="T2">Descrição:</text:span> O site oficial do circuito masculino oferece uma base de dados robusta, incluindo confrontos diretos (Head-to-Head) e estatísticas detalhadas de jogadores.<text:span text:style-name="T3">37</text:span></text:p>
        </text:list-item>
        <text:list-item>
          <text:p text:style-name="P36"><text:span text:style-name="T4">Link:</text:span><text:span text:style-name="T5"> </text:span><text:a xlink:type="simple" xlink:href="https://www.atptour.com/en/players/atp-head-2-head" office:target-frame-name="_blank" xlink:show="new" text:style-name="Internet_20_link" text:visited-style-name="Visited_20_Internet_20_Link"><text:span text:style-name="T6">https://www.atptour.com/en/players/atp-head-2-head</text:span></text:a></text:p>
        </text:list-item>
        <text:list-item>
          <text:p text:style-name="P35"><text:span text:style-name="T2">Nome do Site:</text:span> WTA (Seção de Estatísticas)</text:p>
        </text:list-item>
        <text:list-item>
          <text:p text:style-name="P35"><text:span text:style-name="T2">Descrição:</text:span> O site oficial do circuito feminino, com rankings, resultados e dados de performance das jogadoras.<text:span text:style-name="T3">38</text:span></text:p>
        </text:list-item>
        <text:list-item>
          <text:p text:style-name="P36"><text:span text:style-name="T4">Link:</text:span><text:span text:style-name="T5"> </text:span><text:a xlink:type="simple" xlink:href="https://www.wtatennis.com/stats" office:target-frame-name="_blank" xlink:show="new" text:style-name="Internet_20_link" text:visited-style-name="Visited_20_Internet_20_Link"><text:span text:style-name="T6">https://www.wtatennis.com/stats</text:span></text:a></text:p>
        </text:list-item>
        <text:list-item>
          <text:p text:style-name="P35"><text:span text:style-name="T2">Nome do Blog:</text:span> Tennis Abstract</text:p>
        </text:list-item>
        <text:list-item>
          <text:p text:style-name="P35"><text:span text:style-name="T2">Descrição:</text:span> Um site e blog que é um pilar na comunidade de análise estatística de tênis, incluindo o "Match Charting Project", um esforço comunitário para coletar dados detalhados de partidas.<text:span text:style-name="T3">39</text:span></text:p>
        </text:list-item>
        <text:list-item>
          <text:p text:style-name="P36"><text:span text:style-name="T4">Link:</text:span><text:span text:style-name="T5"> </text:span><text:a xlink:type="simple" xlink:href="https://www.tennisabstract.com/" office:target-frame-name="_blank" xlink:show="new" text:style-name="Internet_20_link" text:visited-style-name="Visited_20_Internet_20_Link"><text:span text:style-name="T6">https://www.tennisabstract.com/</text:span></text:a></text:p>
        </text:list-item>
        <text:list-item>
          <text:p text:style-name="P35"><text:span text:style-name="T2">Nome do Blog:</text:span> Tennis Analytics</text:p>
        </text:list-item>
        <text:list-item>
          <text:p text:style-name="P35"><text:span text:style-name="T2">Descrição:</text:span> Focado em relatórios e análises de partidas para jogadores e treinadores, oferecendo uma visão de como os dados são aplicados na prática para melhorar o desempenho.<text:span text:style-name="T3">40</text:span></text:p>
        </text:list-item>
        <text:list-item>
          <text:p text:style-name="P36"><text:span text:style-name="T4">Link:</text:span><text:span text:style-name="T5"> </text:span><text:a xlink:type="simple" xlink:href="https://www.tennisanalytics.net/" office:target-frame-name="_blank" xlink:show="new" text:style-name="Internet_20_link" text:visited-style-name="Visited_20_Internet_20_Link"><text:span text:style-name="T6">https://www.tennisanalytics.net/</text:span></text:a></text:p>
        </text:list-item>
      </text:list>
      <text:h text:style-name="P3" text:outline-level="3">4.2. MMA</text:h>
      <text:p text:style-name="P9">Notícias:</text:p>
      <text:list text:style-name="L17">
        <text:list-item>
          <text:p text:style-name="P37"><text:span text:style-name="T2">Nome do Site:</text:span> UFC.com</text:p>
        </text:list-item>
        <text:list-item>
          <text:p text:style-name="P37"><text:span text:style-name="T2">Descrição:</text:span> O site oficial do Ultimate Fighting Championship, principal fonte de notícias, eventos e informações sobre os lutadores da organização.<text:span text:style-name="T3">41</text:span></text:p>
        </text:list-item>
        <text:list-item>
          <text:p text:style-name="P38"><text:span text:style-name="T4">Link:</text:span><text:span text:style-name="T5"> </text:span><text:a xlink:type="simple" xlink:href="https://www.ufc.com/" office:target-frame-name="_blank" xlink:show="new" text:style-name="Internet_20_link" text:visited-style-name="Visited_20_Internet_20_Link"><text:span text:style-name="T6">https://www.ufc.com/</text:span></text:a></text:p>
        </text:list-item>
      </text:list>
      <text:p text:style-name="P9">Estatísticas e Análise:</text:p>
      <text:list text:style-name="L18">
        <text:list-item>
          <text:p text:style-name="P39"><text:span text:style-name="T2">Nome do Site:</text:span> Sherdog</text:p>
        </text:list-item>
        <text:list-item>
          <text:p text:style-name="P39"><text:span text:style-name="T2">Descrição:</text:span> Considerado o "Basketball-Reference" do MMA, possui o banco de dados mais abrangente de lutadores, eventos e resultados, sendo uma fonte histórica crucial.<text:span text:style-name="T3">42</text:span></text:p>
        </text:list-item>
        <text:list-item>
          <text:p text:style-name="P40"><text:span text:style-name="T4">Link:</text:span><text:span text:style-name="T5"> </text:span><text:a xlink:type="simple" xlink:href="https://www.sherdog.com/" office:target-frame-name="_blank" xlink:show="new" text:style-name="Internet_20_link" text:visited-style-name="Visited_20_Internet_20_Link"><text:span text:style-name="T6">https://www.sherdog.com/</text:span></text:a></text:p>
        </text:list-item>
        <text:list-item>
          <text:p text:style-name="P39"><text:span text:style-name="T2">Nome do Site:</text:span> Sofascore MMA</text:p>
        </text:list-item>
        <text:list-item>
          <text:p text:style-name="P39"><text:soft-page-break/><text:span text:style-name="T2">Descrição:</text:span> Cobre as principais organizações de MMA (UFC, Bellator, PFL) com placares ao vivo e estatísticas em tempo real.<text:span text:style-name="T3">44</text:span></text:p>
        </text:list-item>
        <text:list-item>
          <text:p text:style-name="P40"><text:span text:style-name="T4">Link:</text:span><text:span text:style-name="T5"> </text:span><text:a xlink:type="simple" xlink:href="https://www.sofascore.com/pt/mma" office:target-frame-name="_blank" xlink:show="new" text:style-name="Internet_20_link" text:visited-style-name="Visited_20_Internet_20_Link"><text:span text:style-name="T6">https://www.sofascore.com/pt/mma</text:span></text:a></text:p>
        </text:list-item>
        <text:list-item>
          <text:p text:style-name="P39"><text:span text:style-name="T2">Nome do Blog:</text:span> MMADecisions.com</text:p>
        </text:list-item>
        <text:list-item>
          <text:p text:style-name="P39"><text:span text:style-name="T2">Descrição:</text:span> Um blog de nicho extremamente valioso que agrega e analisa as pontuações dos juízes em lutas que foram para a decisão, permitindo a análise de tendências e possíveis vieses de cada juiz.<text:span text:style-name="T3">45</text:span></text:p>
        </text:list-item>
        <text:list-item>
          <text:p text:style-name="P40"><text:span text:style-name="T4">Link:</text:span><text:span text:style-name="T5"> </text:span><text:a xlink:type="simple" xlink:href="https://mmadecisions.com/" office:target-frame-name="_blank" xlink:show="new" text:style-name="Internet_20_link" text:visited-style-name="Visited_20_Internet_20_Link"><text:span text:style-name="T6">https://mmadecisions.com/</text:span></text:a></text:p>
        </text:list-item>
      </text:list>
      <text:h text:style-name="P2" text:outline-level="2">Seção 5: Fontes de Dados para Esportes Secundários</text:h>
      <text:h text:style-name="P3" text:outline-level="3">5.1. Voleibol</text:h>
      <text:list text:style-name="L19">
        <text:list-item>
          <text:p text:style-name="P41"><text:span text:style-name="T2">Fontes Oficiais:</text:span> O site da <text:span text:style-name="T2">Confederação Brasileira de Voleibol (CBV)</text:span> é a fonte primária para as competições nacionais, como a Superliga.<text:span text:style-name="T3">46</text:span> O </text:p>
          <text:p text:style-name="P41"><text:span text:style-name="T2">Volleyball World</text:span> é a plataforma digital da <text:span text:style-name="T2">Federação Internacional de Voleibol (FIVB)</text:span>, cobrindo eventos globais como a Liga das Nações.<text:span text:style-name="T3">48</text:span></text:p>
        </text:list-item>
        <text:list-item>
          <text:p text:style-name="P41"><text:span text:style-name="T2">Notícias (Brasil):</text:span> Portais especializados como <text:span text:style-name="T2">Web Vôlei</text:span> <text:span text:style-name="T3">52</text:span> e </text:p>
          <text:p text:style-name="P41"><text:span text:style-name="T2">Saque Viagem</text:span> <text:span text:style-name="T3">53</text:span> oferecem cobertura aprofundada e opinativa do vôlei nacional e internacional.</text:p>
        </text:list-item>
      </text:list>
      <text:h text:style-name="P3" text:outline-level="3">5.2. Automobilismo (Fórmula 1)</text:h>
      <text:list text:style-name="L20">
        <text:list-item>
          <text:p text:style-name="P42"><text:span text:style-name="T2">Fontes Oficiais:</text:span> O site <text:span text:style-name="T2">Formula1.com</text:span> é o hub oficial para notícias, resultados, análises e dados de cronometragem ao vivo.<text:span text:style-name="T3">54</text:span> Sites como </text:p>
          <text:p text:style-name="P42"><text:span text:style-name="T2">F1 Experiences</text:span> <text:span text:style-name="T3">55</text:span> e os portais específicos de cada GP (ex: </text:p>
          <text:p text:style-name="P42"><text:span text:style-name="T2">F1 Las Vegas GP</text:span> <text:span text:style-name="T3">56</text:span>) complementam com informações logísticas e de eventos.</text:p>
        </text:list-item>
      </text:list>
      <text:h text:style-name="P3" text:outline-level="3">5.3. Futebol Americano (NFL)</text:h>
      <text:list text:style-name="L21">
        <text:list-item>
          <text:p text:style-name="P43"><text:span text:style-name="T2">Fontes Oficiais:</text:span> <text:span text:style-name="T2">NFL.com</text:span> é o site oficial da liga, com notícias, estatísticas, tabelas e vídeos.<text:span text:style-name="T3">57</text:span></text:p>
        </text:list-item>
        <text:list-item>
          <text:p text:style-name="P43"><text:span text:style-name="T2">Mídia:</text:span> O <text:span text:style-name="T2">CBSSports.com</text:span> também oferece uma cobertura robusta da NFL, sendo uma fonte secundária confiável.<text:span text:style-name="T3">58</text:span></text:p>
        </text:list-item>
      </text:list>
      <text:h text:style-name="P2" text:outline-level="2">Seção 6: Recomendações Estratégicas e Conclusão</text:h>
      <text:h text:style-name="P44" text:outline-level="3">6.1. Priorização do Pipeline de <text:span text:style-name="T7">Web Scraping</text:span></text:h>
      <text:p text:style-name="P5">A extração de dados de sites e blogs apresenta desafios diferentes das APIs de mídias sociais. A seguinte abordagem faseada é recomendada:</text:p>
      <text:list text:style-name="L22">
        <text:list-item>
          <text:p text:style-name="P45"><text:span text:style-name="T2">Fase 1 (Fundação de Dados Estruturados):</text:span> A prioridade máxima é desenvolver <text:span text:style-name="T1">scrapers</text:span> para os sites da Categoria de Estatísticas que possuem dados em tabelas HTML limpas. <text:span text:style-name="T2">FBref</text:span> e <text:span text:style-name="T2">Basketball-Reference</text:span> devem ser os primeiros alvos. A robustez e a precisão na extração desses dados são a base de todo o modelo.</text:p>
        </text:list-item>
        <text:list-item>
          <text:p text:style-name="P45"><text:span text:style-name="T2">Fase 2 (Coleta de Notícias e Eventos):</text:span> Implementar <text:span text:style-name="T1">crawlers</text:span> para os principais portais de notícias (Categoria 1). O desafio aqui será usar Processamento de Linguagem Natural (NLP) para classificar as notícias (lesão, transferência, prévia de jogo, etc.) e extrair as entidades relevantes (nomes de jogadores, times).</text:p>
        </text:list-item>
        <text:list-item>
          <text:p text:style-name="P45"><text:span text:style-name="T2">Fase 3 (Análise de Conteúdo de Blogs):</text:span> Desenvolver <text:span text:style-name="T1">scrapers</text:span> para os blogs de jornalistas e de análise tática (Categorias 7 e 4). Esta fase é a mais complexa em termos de NLP, exigindo modelos capazes de interpretar opinião, analisar sentimento e, idealmente, quantificar conceitos táticos a partir do texto.</text:p>
        </text:list-item>
        <text:list-item>
          <text:p text:style-name="P45"><text:soft-page-break/><text:span text:style-name="T2">Fase 4 (Monitoramento de Fóruns):</text:span> Criar <text:span text:style-name="T1">scrapers</text:span> para os fóruns de discussão (Categoria 6) para coletar dados de sentimento do público em larga escala, complementando os dados obtidos das redes sociais.</text:p>
        </text:list-item>
      </text:list>
      <text:h text:style-name="P3" text:outline-level="3">6.2. Conclusão</text:h>
      <text:p text:style-name="P8">O mapeamento do ecossistema de sites e blogs revela uma vasta reserva de dados estruturados, análises aprofundadas e opinião especializada que são complementares à natureza imediata e reativa das mídias sociais. Para o ApostaPro, a integração bem-sucedida dessas duas frentes de coleta de dados representa um diferencial competitivo decisivo.</text:p>
      <text:p text:style-name="P4">A capacidade de não apenas saber <text:span text:style-name="T1">o que</text:span> aconteceu (a notícia de um portal), mas também de entender <text:span text:style-name="T1">seu impacto quantitativo</text:span> (os dados de um site de estatísticas), <text:span text:style-name="T1">suas implicações estratégicas</text:span> (a análise de um blog tático) e <text:span text:style-name="T1">a percepção do público e da crítica</text:span> (a opinião em fóruns e blogs de jornalistas) permitirá que o modelo do ApostaPro opere com um nível de profundidade e contexto que poucos concorrentes podem alcançar. Este relatório fornece o guia essencial para a construção da infraestrutura de coleta e análise de dados web, um pilar fundamental para o sucesso do proje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3T22:31:42.808520800</meta:creation-date>
    <dc:date>2025-08-03T22:32:26.397761500</dc:date>
    <meta:editing-duration>PT44S</meta:editing-duration>
    <meta:editing-cycles>1</meta:editing-cycles>
    <meta:document-statistic meta:table-count="0" meta:image-count="0" meta:object-count="0" meta:page-count="8" meta:paragraph-count="201" meta:word-count="2711" meta:character-count="17993" meta:non-whitespace-character-count="15630"/>
    <meta:generator>LibreOffice/25.2.4.3$Windows_X86_64 LibreOffice_project/33e196637044ead23f5c3226cde09b47731f7e27</meta:generator>
  </office:meta>
</office:document-meta>
</file>